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5cm" svg:stroke-color="#c0c0c0" draw:fill-color="#ffffff" fo:padding-top="-0.025cm" fo:padding-bottom="-0.025cm" fo:padding-left="-0.025cm" fo:padding-right="-0.02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-5cm"/>
          <draw:glue-point draw:id="6" svg:x="5cm" svg:y="-5cm"/>
          <draw:glue-point draw:id="7" svg:x="-5cm" svg:y="0cm"/>
          <draw:glue-point draw:id="8" svg:x="5cm" svg:y="0cm"/>
          <draw:glue-point draw:id="9" svg:x="-5cm" svg:y="5cm"/>
          <draw:glue-point draw:id="10" svg:x="0cm" svg:y="5cm"/>
          <draw:glue-point draw:id="11" svg:x="5cm" svg:y="5cm"/>
          <draw:glue-point draw:id="12" svg:x="0cm" svg:y="0cm"/>
          <draw:rect draw:style-name="gr1" draw:layer="layout" svg:width="2cm" svg:height="2cm" svg:x="0cm" svg:y="0cm">
            <text:p/>
          </draw:rect>
          <draw:polyline draw:style-name="gr2" draw:layer="layout" svg:width="1.6cm" svg:height="0.8cm" svg:x="0.2cm" svg:y="0.2cm" svg:viewBox="0 0 1601 801" draw:points="0,801 400,801 400,0 1000,0 1000,801 1601,801">
            <text:p/>
          </draw:polyline>
          <draw:path draw:style-name="gr1" draw:layer="layout" svg:width="1.4cm" svg:height="1.6cm" svg:x="0.4cm" svg:y="0.2cm" svg:viewBox="0 0 1401 1601" svg:d="m1401 800c-401 0-601 200-601 801v-801c-400 0-600-200-600-800v800h-20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hpf</dc:title>
    <meta:creation-date>2011-02-07T17:10:37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